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4A700009D1900004D4F4C117B82.svg" manifest:media-type="image/svg+xml"/>
  <manifest:file-entry manifest:full-path="Pictures/10000001000003F0000001F0AD422298.png" manifest:media-type="image/png"/>
  <manifest:file-entry manifest:full-path="Pictures/100041C700006549000030FDFA0BCF30.svg" manifest:media-type="image/svg+xml"/>
  <manifest:file-entry manifest:full-path="Pictures/10000001000003F9000001EC44EA86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609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599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607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556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712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1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10" style:family="graphic" style:parent-style-name="standard">
      <style:graphic-properties draw:stroke="none" draw:fill="none" draw:textarea-vertical-align="middle" fo:min-height="3.813cm" fo:min-width="2.54cm" fo:padding-top="0.035cm" fo:padding-bottom="0.035cm" fo:padding-left="0.035cm" fo:padding-right="0.03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67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212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469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55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draw:textarea-vertical-align="middle" fo:min-height="0.612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602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613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56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603cm" fo:min-width="2.54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3.828cm" fo:min-width="2.54cm" fo:padding-top="0.035cm" fo:padding-bottom="0.035cm" fo:padding-left="0.035cm" fo:padding-right="0.035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.172cm" fo:min-width="2.54cm" fo:padding-top="0.141cm" fo:padding-bottom="0.141cm" fo:padding-left="0.141cm" fo:padding-right="0.14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75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559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style:font-name="Arial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style:font-name="Arial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/>
    </style:style>
    <style:style style:name="P5" style:family="paragraph">
      <style:paragraph-properties fo:margin-left="0cm" fo:margin-right="0cm" fo:margin-top="0cm" fo:margin-bottom="0cm" fo:line-height="120%" fo:text-align="start" fo:text-indent="0cm"/>
      <style:text-properties style:font-name="Arial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Arial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font-name="Arial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fo:font-size="10pt" style:font-name-asian="Arial1" style:font-size-asian="10pt" style:font-name-complex="Arial1" style:font-size-complex="10pt"/>
    </style:style>
    <style:style style:name="T2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loext:opacity="100%" fo:font-size="9pt" style:font-name-asian="Arial1" style:font-size-asian="9pt" style:font-name-complex="Arial1" style:font-size-complex="9pt"/>
    </style:style>
    <style:style style:name="T4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T5" style:family="text">
      <style:text-properties fo:color="#000000" loext:opacity="100%" style:font-name="Arial1" fo:font-size="14pt" style:font-name-asian="Arial1" style:font-size-asian="14pt" style:font-name-complex="Arial1" style:font-size-complex="14pt"/>
    </style:style>
    <style:style style:name="T6" style:family="text">
      <style:text-properties fo:color="#000000" loext:opacity="100%" style:font-name="Arial1" fo:font-size="20pt" style:font-name-asian="Arial1" style:font-size-asian="20pt" style:font-name-complex="Arial1" style:font-size-complex="20pt"/>
    </style:style>
    <style:style style:name="T7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84.1cm" svg:height="59.4cm" svg:x="0cm" svg:y="0cm" svg:viewBox="0 0 84101 59401" draw:points="0,0 84101,0 84101,900 84101,59401">
          <text:p/>
        </draw:polyline>
        <draw:polyline draw:style-name="gr1" draw:text-style-name="P1" draw:layer="layout" svg:width="84.1cm" svg:height="59.4cm" svg:x="0cm" svg:y="-0.004cm" svg:viewBox="0 0 84101 59401" draw:points="84101,59401 0,59401 0,0">
          <text:p/>
        </draw:polyline>
        <draw:polyline draw:style-name="gr1" draw:text-style-name="P1" draw:layer="layout" svg:width="81.62cm" svg:height="58.4cm" svg:x="1.98cm" svg:y="0.5cm" svg:viewBox="0 0 81621 58401" draw:points="0,0 0,58401 81621,58401">
          <text:p/>
        </draw:polyline>
        <draw:polyline draw:style-name="gr1" draw:text-style-name="P1" draw:layer="layout" svg:width="21.682cm" svg:height="6.419cm" svg:x="61.875cm" svg:y="52.445cm" svg:viewBox="0 0 21683 6420" draw:points="21683,0 0,0 0,6420">
          <text:p/>
        </draw:polyline>
        <draw:line draw:style-name="gr1" draw:text-style-name="P1" draw:layer="layout" svg:x1="69.511cm" svg:y1="52.445cm" svg:x2="69.511cm" svg:y2="58.863cm">
          <text:p/>
        </draw:line>
        <draw:line draw:style-name="gr1" draw:text-style-name="P2" draw:layer="layout" svg:x1="61.893cm" svg:y1="57.611cm" svg:x2="69.511cm" svg:y2="57.611cm">
          <text:p/>
        </draw:line>
        <draw:line draw:style-name="gr1" draw:text-style-name="P2" draw:layer="layout" svg:x1="61.893cm" svg:y1="58.202cm" svg:x2="69.511cm" svg:y2="58.202cm">
          <text:p/>
        </draw:line>
        <draw:line draw:style-name="gr1" draw:text-style-name="P2" draw:layer="layout" svg:x1="62.702cm" svg:y1="52.375cm" svg:x2="62.702cm" svg:y2="55.267cm">
          <text:p/>
        </draw:line>
        <draw:line draw:style-name="gr1" draw:text-style-name="P1" draw:layer="layout" svg:x1="63.991cm" svg:y1="52.445cm" svg:x2="63.991cm" svg:y2="58.863cm">
          <text:p/>
        </draw:line>
        <draw:line draw:style-name="gr1" draw:text-style-name="P1" draw:layer="layout" svg:x1="66.699cm" svg:y1="52.445cm" svg:x2="66.699cm" svg:y2="58.863cm">
          <text:p/>
        </draw:line>
        <draw:line draw:style-name="gr1" draw:text-style-name="P1" draw:layer="layout" svg:x1="68.339cm" svg:y1="52.445cm" svg:x2="68.339cm" svg:y2="58.846cm">
          <text:p/>
        </draw:line>
        <draw:frame draw:style-name="gr2" draw:text-style-name="P4" draw:layer="layout" svg:width="1.933cm" svg:height="0.891cm" svg:x="77.633cm" svg:y="56.296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1.288cm" svg:height="0.891cm" svg:x="62.69cm" svg:y="54.526cm">
          <draw:text-box>
            <text:p text:style-name="P3"><text:span text:style-name="T1">Лист</text:span></text:p>
          </draw:text-box>
        </draw:frame>
        <draw:frame draw:style-name="gr2" draw:text-style-name="P4" draw:layer="layout" svg:width="2.672cm" svg:height="0.891cm" svg:x="63.931cm" svg:y="54.526cm">
          <draw:text-box>
            <text:p text:style-name="P3"><text:span text:style-name="T1">№ </text:span><text:span text:style-name="T1">докум.</text:span></text:p>
          </draw:text-box>
        </draw:frame>
        <draw:frame draw:style-name="gr2" draw:text-style-name="P4" draw:layer="layout" svg:width="1.758cm" svg:height="0.891cm" svg:x="66.556cm" svg:y="54.526cm">
          <draw:text-box>
            <text:p text:style-name="P3"><text:span text:style-name="T1">Подп.</text:span></text:p>
          </draw:text-box>
        </draw:frame>
        <draw:frame draw:style-name="gr2" draw:text-style-name="P4" draw:layer="layout" svg:width="1.29cm" svg:height="0.891cm" svg:x="68.314cm" svg:y="54.52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45cm" svg:y1="57.055cm" svg:x2="83.549cm" svg:y2="57.055cm">
          <text:p/>
        </draw:line>
        <draw:line draw:style-name="gr1" draw:text-style-name="P2" draw:layer="layout" svg:x1="61.927cm" svg:y1="56.447cm" svg:x2="69.486cm" svg:y2="56.447cm">
          <text:p/>
        </draw:line>
        <draw:line draw:style-name="gr1" draw:text-style-name="P2" draw:layer="layout" svg:x1="61.927cm" svg:y1="55.857cm" svg:x2="69.486cm" svg:y2="55.857cm">
          <text:p/>
        </draw:line>
        <draw:line draw:style-name="gr1" draw:text-style-name="P2" draw:layer="layout" svg:x1="61.927cm" svg:y1="55.267cm" svg:x2="69.486cm" svg:y2="55.267cm">
          <text:p/>
        </draw:line>
        <draw:line draw:style-name="gr1" draw:text-style-name="P2" draw:layer="layout" svg:x1="61.927cm" svg:y1="54.677cm" svg:x2="69.486cm" svg:y2="54.677cm">
          <text:p/>
        </draw:line>
        <draw:line draw:style-name="gr1" draw:text-style-name="P2" draw:layer="layout" svg:x1="61.927cm" svg:y1="53.496cm" svg:x2="69.486cm" svg:y2="53.496cm">
          <text:p/>
        </draw:line>
        <draw:line draw:style-name="gr1" draw:text-style-name="P2" draw:layer="layout" svg:x1="61.927cm" svg:y1="52.906cm" svg:x2="69.486cm" svg:y2="52.906cm">
          <text:p/>
        </draw:line>
        <draw:line draw:style-name="gr1" draw:text-style-name="P1" draw:layer="layout" svg:x1="69.545cm" svg:y1="54.137cm" svg:x2="83.549cm" svg:y2="54.137cm">
          <text:p/>
        </draw:line>
        <draw:line draw:style-name="gr1" draw:text-style-name="P2" draw:layer="layout" svg:x1="61.927cm" svg:y1="54.087cm" svg:x2="69.486cm" svg:y2="54.087cm">
          <text:p/>
        </draw:line>
        <draw:line draw:style-name="gr1" draw:text-style-name="P2" draw:layer="layout" svg:x1="61.927cm" svg:y1="57.038cm" svg:x2="69.486cm" svg:y2="57.038cm">
          <text:p/>
        </draw:line>
        <draw:frame draw:style-name="gr3" draw:text-style-name="P4" draw:layer="layout" svg:width="1.277cm" svg:height="0.881cm" svg:x="61.646cm" svg:y="54.572cm">
          <draw:text-box>
            <text:p text:style-name="P3"><text:span text:style-name="T1">Изм</text:span></text:p>
          </draw:text-box>
        </draw:frame>
        <draw:frame draw:style-name="gr2" draw:text-style-name="P6" draw:layer="layout" svg:width="2.121cm" svg:height="0.891cm" svg:x="61.869cm" svg:y="55.057cm">
          <draw:text-box>
            <text:p text:style-name="P5"><text:span text:style-name="T1">Разраб.</text:span></text:p>
          </draw:text-box>
        </draw:frame>
        <draw:frame draw:style-name="gr2" draw:text-style-name="P6" draw:layer="layout" svg:width="2.121cm" svg:height="0.891cm" svg:x="61.869cm" svg:y="55.676cm">
          <draw:text-box>
            <text:p text:style-name="P5"><text:span text:style-name="T1">Пров.</text:span></text:p>
          </draw:text-box>
        </draw:frame>
        <draw:frame draw:style-name="gr2" draw:text-style-name="P6" draw:layer="layout" svg:width="2.145cm" svg:height="0.891cm" svg:x="61.869cm" svg:y="56.267cm">
          <draw:text-box>
            <text:p text:style-name="P5"><text:span text:style-name="T1">Т.контр.</text:span></text:p>
          </draw:text-box>
        </draw:frame>
        <draw:frame draw:style-name="gr4" draw:text-style-name="P6" draw:layer="layout" svg:width="2.121cm" svg:height="0.889cm" svg:x="61.869cm" svg:y="57.419cm">
          <draw:text-box>
            <text:p text:style-name="P5"><text:span text:style-name="T1">Н.контр.</text:span></text:p>
          </draw:text-box>
        </draw:frame>
        <draw:frame draw:style-name="gr3" draw:text-style-name="P8" draw:layer="layout" svg:width="2.121cm" svg:height="0.881cm" svg:x="61.869cm" svg:y="58.073cm">
          <draw:text-box>
            <text:p text:style-name="P7"><text:span text:style-name="T2">Утв.</text:span></text:p>
          </draw:text-box>
        </draw:frame>
        <draw:frame draw:style-name="gr5" draw:text-style-name="P6" draw:layer="layout" svg:width="2.261cm" svg:height="0.838cm" svg:x="61.869cm" svg:y="56.85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691cm" svg:y1="54.137cm" svg:x2="77.691cm" svg:y2="58.864cm">
          <text:p/>
        </draw:line>
        <draw:line draw:style-name="gr1" draw:text-style-name="P1" draw:layer="layout" svg:x1="77.691cm" svg:y1="54.721cm" svg:x2="83.551cm" svg:y2="54.721cm">
          <text:p/>
        </draw:line>
        <draw:line draw:style-name="gr1" draw:text-style-name="P1" draw:layer="layout" svg:x1="77.691cm" svg:y1="56.472cm" svg:x2="83.551cm" svg:y2="56.472cm">
          <text:p/>
        </draw:line>
        <draw:line draw:style-name="gr1" draw:text-style-name="P2" draw:layer="layout" svg:x1="78.277cm" svg:y1="54.677cm" svg:x2="78.277cm" svg:y2="56.448cm">
          <text:p/>
        </draw:line>
        <draw:line draw:style-name="gr1" draw:text-style-name="P2" draw:layer="layout" svg:x1="78.863cm" svg:y1="54.677cm" svg:x2="78.863cm" svg:y2="56.448cm">
          <text:p/>
        </draw:line>
        <draw:line draw:style-name="gr1" draw:text-style-name="P2" draw:layer="layout" svg:x1="79.449cm" svg:y1="54.087cm" svg:x2="79.449cm" svg:y2="56.448cm">
          <text:p/>
        </draw:line>
        <draw:line draw:style-name="gr1" draw:text-style-name="P2" draw:layer="layout" svg:x1="81.324cm" svg:y1="54.087cm" svg:x2="81.324cm" svg:y2="56.448cm">
          <text:p/>
        </draw:line>
        <draw:line draw:style-name="gr1" draw:text-style-name="P2" draw:layer="layout" svg:x1="80.035cm" svg:y1="56.447cm" svg:x2="80.035cm" svg:y2="57.037cm">
          <text:p/>
        </draw:line>
        <draw:frame draw:style-name="gr6" draw:text-style-name="P10" draw:layer="layout" svg:width="3.517cm" svg:height="0.994cm" svg:x="79.952cm" svg:y="56.266cm">
          <draw:text-box>
            <text:p text:style-name="P9"><text:span text:style-name="T2">Листов <text:s text:c="3"/></text:span><text:span text:style-name="T4">1</text:span></text:p>
          </draw:text-box>
        </draw:frame>
        <draw:frame draw:style-name="gr7" draw:text-style-name="P4" draw:layer="layout" svg:width="1.407cm" svg:height="0.892cm" svg:x="77.749cm" svg:y="53.935cm">
          <draw:text-box>
            <text:p text:style-name="P3"><text:span text:style-name="T1">Лит.</text:span></text:p>
          </draw:text-box>
        </draw:frame>
        <draw:frame draw:style-name="gr7" draw:text-style-name="P4" draw:layer="layout" svg:width="1.816cm" svg:height="0.892cm" svg:x="79.449cm" svg:y="53.935cm">
          <draw:text-box>
            <text:p text:style-name="P3"><text:span text:style-name="T1">Масса</text:span></text:p>
          </draw:text-box>
        </draw:frame>
        <draw:frame draw:style-name="gr3" draw:text-style-name="P10" draw:layer="layout" svg:width="2.461cm" svg:height="0.881cm" svg:x="81.207cm" svg:y="53.988cm">
          <draw:text-box>
            <text:p text:style-name="P9"><text:span text:style-name="T2">Масштаб.</text:span></text:p>
          </draw:text-box>
        </draw:frame>
        <draw:g draw:style-name="gr8">
          <draw:polygon draw:style-name="gr9" draw:text-style-name="P2" draw:layer="layout" svg:width="7.853cm" svg:height="2.479cm" svg:x="69.604cm" svg:y="54.323cm" svg:viewBox="0 0 7854 2480" draw:points="0,2480 7854,2480 7854,0 0,0">
            <text:p/>
          </draw:polygon>
          <draw:frame draw:style-name="gr10" draw:text-style-name="P4" draw:layer="layout" svg:width="7.852cm" svg:height="3.883cm" svg:x="69.604cm" svg:y="53.622cm">
            <draw:text-box>
              <text:p text:style-name="P3"><text:span text:style-name="T5">Рекомендательная система по философии</text:span></text:p>
              <text:p text:style-name="P3"><text:span text:style-name="T5"/></text:p>
              <text:p text:style-name="P11"><text:span text:style-name="T5">Диаграмма компонентов </text:span></text:p>
            </draw:text-box>
          </draw:frame>
        </draw:g>
        <draw:polyline draw:style-name="gr1" draw:text-style-name="P1" draw:layer="layout" svg:width="81.6cm" svg:height="58.4cm" svg:x="2cm" svg:y="0.5cm" svg:viewBox="0 0 81601 58401" draw:points="0,0 81601,0 81601,595 81601,58401">
          <text:p/>
        </draw:polyline>
        <draw:frame draw:style-name="gr11" draw:text-style-name="P6" draw:layer="layout" svg:width="3.085cm" svg:height="1.449cm" svg:x="64.014cm" svg:y="57.139cm">
          <draw:text-box>
            <text:p text:style-name="P5"><text:span text:style-name="T1">Самодумкин</text:span></text:p>
          </draw:text-box>
        </draw:frame>
        <draw:frame draw:style-name="gr3" draw:text-style-name="P8" draw:layer="layout" svg:width="2.602cm" svg:height="0.881cm" svg:x="63.99cm" svg:y="58.073cm">
          <draw:text-box>
            <text:p text:style-name="P7"><text:span text:style-name="T2">Шункевич</text:span></text:p>
          </draw:text-box>
        </draw:frame>
        <draw:frame draw:style-name="gr2" draw:text-style-name="P4" draw:layer="layout" svg:width="0.821cm" svg:height="0.891cm" svg:x="78.159cm" svg:y="55.116cm">
          <draw:text-box>
            <text:p text:style-name="P3"><text:span text:style-name="T1">Т</text:span></text:p>
          </draw:text-box>
        </draw:frame>
        <draw:frame draw:style-name="gr12" draw:text-style-name="P10" draw:layer="layout" svg:width="14.041cm" svg:height="1.494cm" svg:x="69.545cm" svg:y="52.562cm">
          <draw:text-box>
            <text:p text:style-name="P9"><text:span text:style-name="T6">ГУИР.2170XX-01 90 01-1</text:span></text:p>
          </draw:text-box>
        </draw:frame>
        <draw:frame draw:style-name="gr13" draw:text-style-name="P10" draw:layer="layout" svg:width="5.86cm" svg:height="1.751cm" svg:x="77.609cm" svg:y="57.113cm">
          <draw:text-box>
            <text:p text:style-name="P9"><text:span text:style-name="T7">ИИ, гр. 121703</text:span></text:p>
          </draw:text-box>
        </draw:frame>
        <draw:frame draw:style-name="gr14" draw:text-style-name="P6" draw:layer="layout" svg:width="2.602cm" svg:height="0.837cm" svg:x="63.99cm" svg:y="55.084cm">
          <draw:text-box>
            <text:p text:style-name="P5"><text:span text:style-name="T3">Титлов</text:span></text:p>
          </draw:text-box>
        </draw:frame>
        <draw:frame draw:style-name="gr5" draw:text-style-name="P6" draw:layer="layout" svg:width="2.637cm" svg:height="0.838cm" svg:x="63.955cm" svg:y="55.674cm">
          <draw:text-box>
            <text:p text:style-name="P5"><text:span text:style-name="T3">Мятликова</text:span></text:p>
          </draw:text-box>
        </draw:frame>
        <draw:frame draw:style-name="gr5" draw:text-style-name="P6" draw:layer="layout" svg:width="2.578cm" svg:height="0.838cm" svg:x="64.014cm" svg:y="56.323cm">
          <draw:text-box>
            <text:p text:style-name="P5"><text:span text:style-name="T3">Самодумкин</text:span></text:p>
          </draw:text-box>
        </draw:frame>
        <draw:frame draw:style-name="gr15" draw:text-style-name="P12" draw:layer="layout" svg:width="79.888cm" svg:height="39.312cm" svg:x="2.106cm" svg:y="9.265cm">
          <draw:image xlink:href="Pictures/100094A700009D1900004D4F4C117B82.svg" xlink:type="simple" xlink:show="embed" xlink:actuate="onLoad" draw:mime-type="image/svg+xml">
            <text:p/>
          </draw:image>
          <draw:image xlink:href="Pictures/10000001000003F0000001F0AD422298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84.1cm" svg:height="59.4cm" svg:x="0.001cm" svg:y="0.001cm" svg:viewBox="0 0 84101 59401" draw:points="0,0 84101,0 84101,900 84101,59401">
          <text:p/>
        </draw:polyline>
        <draw:polyline draw:style-name="gr1" draw:text-style-name="P1" draw:layer="layout" svg:width="84.1cm" svg:height="59.4cm" svg:x="0.001cm" svg:y="-0.003cm" svg:viewBox="0 0 84101 59401" draw:points="84101,59401 0,59401 0,0">
          <text:p/>
        </draw:polyline>
        <draw:polyline draw:style-name="gr1" draw:text-style-name="P1" draw:layer="layout" svg:width="81.62cm" svg:height="58.4cm" svg:x="1.981cm" svg:y="0.501cm" svg:viewBox="0 0 81621 58401" draw:points="0,0 0,58401 81621,58401">
          <text:p/>
        </draw:polyline>
        <draw:polyline draw:style-name="gr1" draw:text-style-name="P1" draw:layer="layout" svg:width="21.683cm" svg:height="6.444cm" svg:x="61.886cm" svg:y="52.457cm" svg:viewBox="0 0 21684 6445" draw:points="21684,0 0,0 0,6445">
          <text:p/>
        </draw:polyline>
        <draw:line draw:style-name="gr1" draw:text-style-name="P1" draw:layer="layout" svg:x1="69.523cm" svg:y1="52.457cm" svg:x2="69.523cm" svg:y2="58.899cm">
          <text:p/>
        </draw:line>
        <draw:line draw:style-name="gr1" draw:text-style-name="P2" draw:layer="layout" svg:x1="61.905cm" svg:y1="57.643cm" svg:x2="69.523cm" svg:y2="57.643cm">
          <text:p/>
        </draw:line>
        <draw:line draw:style-name="gr1" draw:text-style-name="P2" draw:layer="layout" svg:x1="61.905cm" svg:y1="58.236cm" svg:x2="69.523cm" svg:y2="58.236cm">
          <text:p/>
        </draw:line>
        <draw:line draw:style-name="gr1" draw:text-style-name="P2" draw:layer="layout" svg:x1="62.714cm" svg:y1="52.387cm" svg:x2="62.714cm" svg:y2="55.29cm">
          <text:p/>
        </draw:line>
        <draw:line draw:style-name="gr1" draw:text-style-name="P1" draw:layer="layout" svg:x1="64.003cm" svg:y1="52.457cm" svg:x2="64.003cm" svg:y2="58.899cm">
          <text:p/>
        </draw:line>
        <draw:line draw:style-name="gr1" draw:text-style-name="P1" draw:layer="layout" svg:x1="66.71cm" svg:y1="52.457cm" svg:x2="66.71cm" svg:y2="58.899cm">
          <text:p/>
        </draw:line>
        <draw:line draw:style-name="gr1" draw:text-style-name="P1" draw:layer="layout" svg:x1="68.351cm" svg:y1="52.457cm" svg:x2="68.351cm" svg:y2="58.883cm">
          <text:p/>
        </draw:line>
        <draw:frame draw:style-name="gr16" draw:text-style-name="P4" draw:layer="layout" svg:width="1.933cm" svg:height="0.894cm" svg:x="77.645cm" svg:y="56.323cm">
          <draw:text-box>
            <text:p text:style-name="P3"><text:span text:style-name="T1">Лист</text:span></text:p>
          </draw:text-box>
        </draw:frame>
        <draw:frame draw:style-name="gr16" draw:text-style-name="P4" draw:layer="layout" svg:width="1.29cm" svg:height="0.894cm" svg:x="62.7cm" svg:y="54.546cm">
          <draw:text-box>
            <text:p text:style-name="P3"><text:span text:style-name="T1">Лист</text:span></text:p>
          </draw:text-box>
        </draw:frame>
        <draw:frame draw:style-name="gr16" draw:text-style-name="P4" draw:layer="layout" svg:width="2.672cm" svg:height="0.894cm" svg:x="63.943cm" svg:y="54.546cm">
          <draw:text-box>
            <text:p text:style-name="P3"><text:span text:style-name="T1">№ </text:span><text:span text:style-name="T1">докум.</text:span></text:p>
          </draw:text-box>
        </draw:frame>
        <draw:frame draw:style-name="gr16" draw:text-style-name="P4" draw:layer="layout" svg:width="1.759cm" svg:height="0.894cm" svg:x="66.568cm" svg:y="54.546cm">
          <draw:text-box>
            <text:p text:style-name="P3"><text:span text:style-name="T1">Подп.</text:span></text:p>
          </draw:text-box>
        </draw:frame>
        <draw:frame draw:style-name="gr16" draw:text-style-name="P4" draw:layer="layout" svg:width="1.288cm" svg:height="0.894cm" svg:x="68.327cm" svg:y="54.546cm">
          <draw:text-box>
            <text:p text:style-name="P3"><text:span text:style-name="T1">Дата</text:span></text:p>
          </draw:text-box>
        </draw:frame>
        <draw:line draw:style-name="gr1" draw:text-style-name="P1" draw:layer="layout" svg:x1="69.557cm" svg:y1="57.085cm" svg:x2="83.562cm" svg:y2="57.085cm">
          <text:p/>
        </draw:line>
        <draw:line draw:style-name="gr1" draw:text-style-name="P2" draw:layer="layout" svg:x1="61.939cm" svg:y1="56.475cm" svg:x2="69.499cm" svg:y2="56.475cm">
          <text:p/>
        </draw:line>
        <draw:line draw:style-name="gr1" draw:text-style-name="P2" draw:layer="layout" svg:x1="61.939cm" svg:y1="55.882cm" svg:x2="69.499cm" svg:y2="55.882cm">
          <text:p/>
        </draw:line>
        <draw:line draw:style-name="gr1" draw:text-style-name="P2" draw:layer="layout" svg:x1="61.939cm" svg:y1="55.29cm" svg:x2="69.499cm" svg:y2="55.29cm">
          <text:p/>
        </draw:line>
        <draw:line draw:style-name="gr1" draw:text-style-name="P2" draw:layer="layout" svg:x1="61.939cm" svg:y1="54.698cm" svg:x2="69.499cm" svg:y2="54.698cm">
          <text:p/>
        </draw:line>
        <draw:line draw:style-name="gr1" draw:text-style-name="P2" draw:layer="layout" svg:x1="61.939cm" svg:y1="53.513cm" svg:x2="69.499cm" svg:y2="53.513cm">
          <text:p/>
        </draw:line>
        <draw:line draw:style-name="gr1" draw:text-style-name="P2" draw:layer="layout" svg:x1="61.939cm" svg:y1="52.92cm" svg:x2="69.499cm" svg:y2="52.92cm">
          <text:p/>
        </draw:line>
        <draw:line draw:style-name="gr1" draw:text-style-name="P1" draw:layer="layout" svg:x1="69.557cm" svg:y1="54.156cm" svg:x2="83.562cm" svg:y2="54.156cm">
          <text:p/>
        </draw:line>
        <draw:line draw:style-name="gr1" draw:text-style-name="P2" draw:layer="layout" svg:x1="61.939cm" svg:y1="54.105cm" svg:x2="69.499cm" svg:y2="54.105cm">
          <text:p/>
        </draw:line>
        <draw:line draw:style-name="gr1" draw:text-style-name="P2" draw:layer="layout" svg:x1="61.939cm" svg:y1="57.067cm" svg:x2="69.499cm" svg:y2="57.067cm">
          <text:p/>
        </draw:line>
        <draw:frame draw:style-name="gr17" draw:text-style-name="P4" draw:layer="layout" svg:width="1.278cm" svg:height="0.884cm" svg:x="61.658cm" svg:y="54.592cm">
          <draw:text-box>
            <text:p text:style-name="P3"><text:span text:style-name="T1">Изм</text:span></text:p>
          </draw:text-box>
        </draw:frame>
        <draw:frame draw:style-name="gr18" draw:text-style-name="P6" draw:layer="layout" svg:width="2.122cm" svg:height="0.895cm" svg:x="61.88cm" svg:y="55.079cm">
          <draw:text-box>
            <text:p text:style-name="P5"><text:span text:style-name="T1">Разраб.</text:span></text:p>
          </draw:text-box>
        </draw:frame>
        <draw:frame draw:style-name="gr16" draw:text-style-name="P6" draw:layer="layout" svg:width="2.122cm" svg:height="0.894cm" svg:x="61.88cm" svg:y="55.701cm">
          <draw:text-box>
            <text:p text:style-name="P5"><text:span text:style-name="T1">Пров.</text:span></text:p>
          </draw:text-box>
        </draw:frame>
        <draw:frame draw:style-name="gr16" draw:text-style-name="P6" draw:layer="layout" svg:width="2.145cm" svg:height="0.894cm" svg:x="61.88cm" svg:y="56.294cm">
          <draw:text-box>
            <text:p text:style-name="P5"><text:span text:style-name="T1">Т.контр.</text:span></text:p>
          </draw:text-box>
        </draw:frame>
        <draw:frame draw:style-name="gr16" draw:text-style-name="P6" draw:layer="layout" svg:width="2.122cm" svg:height="0.894cm" svg:x="61.88cm" svg:y="57.449cm">
          <draw:text-box>
            <text:p text:style-name="P5"><text:span text:style-name="T1">Н.контр.</text:span></text:p>
          </draw:text-box>
        </draw:frame>
        <draw:frame draw:style-name="gr19" draw:text-style-name="P8" draw:layer="layout" svg:width="1.811cm" svg:height="0.755cm" svg:x="65.072cm" svg:y="58.223cm">
          <draw:text-box>
            <text:p text:style-name="P7"><text:span text:style-name="T2">Утв.</text:span></text:p>
          </draw:text-box>
        </draw:frame>
        <draw:frame draw:style-name="gr20" draw:text-style-name="P6" draw:layer="layout" svg:width="2.262cm" svg:height="0.842cm" svg:x="61.88cm" svg:y="56.883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77.703cm" svg:y1="54.156cm" svg:x2="77.703cm" svg:y2="58.901cm">
          <text:p/>
        </draw:line>
        <draw:line draw:style-name="gr1" draw:text-style-name="P1" draw:layer="layout" svg:x1="77.703cm" svg:y1="54.742cm" svg:x2="83.563cm" svg:y2="54.742cm">
          <text:p/>
        </draw:line>
        <draw:line draw:style-name="gr1" draw:text-style-name="P1" draw:layer="layout" svg:x1="77.703cm" svg:y1="56.499cm" svg:x2="83.563cm" svg:y2="56.499cm">
          <text:p/>
        </draw:line>
        <draw:line draw:style-name="gr1" draw:text-style-name="P2" draw:layer="layout" svg:x1="78.289cm" svg:y1="54.698cm" svg:x2="78.289cm" svg:y2="56.475cm">
          <text:p/>
        </draw:line>
        <draw:line draw:style-name="gr1" draw:text-style-name="P2" draw:layer="layout" svg:x1="78.875cm" svg:y1="54.698cm" svg:x2="78.875cm" svg:y2="56.475cm">
          <text:p/>
        </draw:line>
        <draw:line draw:style-name="gr1" draw:text-style-name="P2" draw:layer="layout" svg:x1="79.461cm" svg:y1="54.105cm" svg:x2="79.461cm" svg:y2="56.475cm">
          <text:p/>
        </draw:line>
        <draw:line draw:style-name="gr1" draw:text-style-name="P2" draw:layer="layout" svg:x1="81.336cm" svg:y1="54.105cm" svg:x2="81.336cm" svg:y2="56.475cm">
          <text:p/>
        </draw:line>
        <draw:line draw:style-name="gr1" draw:text-style-name="P2" draw:layer="layout" svg:x1="80.047cm" svg:y1="56.475cm" svg:x2="80.047cm" svg:y2="57.067cm">
          <text:p/>
        </draw:line>
        <draw:frame draw:style-name="gr21" draw:text-style-name="P10" draw:layer="layout" svg:width="3.517cm" svg:height="0.997cm" svg:x="79.964cm" svg:y="56.293cm">
          <draw:text-box>
            <text:p text:style-name="P9"><text:span text:style-name="T2">Листов <text:s text:c="3"/></text:span><text:span text:style-name="T4">1</text:span></text:p>
          </draw:text-box>
        </draw:frame>
        <draw:frame draw:style-name="gr18" draw:text-style-name="P4" draw:layer="layout" svg:width="1.406cm" svg:height="0.895cm" svg:x="77.762cm" svg:y="53.953cm">
          <draw:text-box>
            <text:p text:style-name="P3"><text:span text:style-name="T1">Лит.</text:span></text:p>
          </draw:text-box>
        </draw:frame>
        <draw:frame draw:style-name="gr18" draw:text-style-name="P4" draw:layer="layout" svg:width="1.817cm" svg:height="0.895cm" svg:x="79.46cm" svg:y="53.953cm">
          <draw:text-box>
            <text:p text:style-name="P3"><text:span text:style-name="T1">Масса</text:span></text:p>
          </draw:text-box>
        </draw:frame>
        <draw:frame draw:style-name="gr22" draw:text-style-name="P10" draw:layer="layout" svg:width="2.461cm" svg:height="0.885cm" svg:x="81.219cm" svg:y="54.006cm">
          <draw:text-box>
            <text:p text:style-name="P9"><text:span text:style-name="T2">Масштаб.</text:span></text:p>
          </draw:text-box>
        </draw:frame>
        <draw:g draw:style-name="gr8">
          <draw:polygon draw:style-name="gr9" draw:text-style-name="P2" draw:layer="layout" svg:width="7.853cm" svg:height="2.488cm" svg:x="69.616cm" svg:y="54.342cm" svg:viewBox="0 0 7854 2489" draw:points="0,2489 7854,2489 7854,0 0,0">
            <text:p/>
          </draw:polygon>
          <draw:frame draw:style-name="gr23" draw:text-style-name="P4" draw:layer="layout" svg:width="7.853cm" svg:height="3.898cm" svg:x="69.615cm" svg:y="53.638cm">
            <draw:text-box>
              <text:p text:style-name="P3"><text:span text:style-name="T5">Рекомендательная система по философии</text:span></text:p>
              <text:p text:style-name="P3"><text:span text:style-name="T5"/></text:p>
              <text:p text:style-name="P11"><text:span text:style-name="T5">Диаграмма последовательности </text:span></text:p>
            </draw:text-box>
          </draw:frame>
        </draw:g>
        <draw:polyline draw:style-name="gr1" draw:text-style-name="P1" draw:layer="layout" svg:width="81.6cm" svg:height="58.4cm" svg:x="2.001cm" svg:y="0.501cm" svg:viewBox="0 0 81601 58401" draw:points="0,0 81601,0 81601,595 81601,58401">
          <text:p/>
        </draw:polyline>
        <draw:frame draw:style-name="gr24" draw:text-style-name="P6" draw:layer="layout" svg:width="3.085cm" svg:height="1.454cm" svg:x="64.025cm" svg:y="57.169cm">
          <draw:text-box>
            <text:p text:style-name="P5"><text:span text:style-name="T1">Самодумкин</text:span></text:p>
          </draw:text-box>
        </draw:frame>
        <draw:frame draw:style-name="gr19" draw:text-style-name="P8" draw:layer="layout" svg:width="2.221cm" svg:height="0.755cm" svg:x="66.883cm" svg:y="58.223cm">
          <draw:text-box>
            <text:p text:style-name="P7"><text:span text:style-name="T2">Шункевич</text:span></text:p>
          </draw:text-box>
        </draw:frame>
        <draw:frame draw:style-name="gr18" draw:text-style-name="P4" draw:layer="layout" svg:width="0.82cm" svg:height="0.895cm" svg:x="78.172cm" svg:y="55.138cm">
          <draw:text-box>
            <text:p text:style-name="P3"><text:span text:style-name="T1">Т</text:span></text:p>
          </draw:text-box>
        </draw:frame>
        <draw:frame draw:style-name="gr25" draw:text-style-name="P10" draw:layer="layout" svg:width="14.041cm" svg:height="1.5cm" svg:x="69.557cm" svg:y="52.574cm">
          <draw:text-box>
            <text:p text:style-name="P9"><text:span text:style-name="T6">ГУИР.2170XX-01 90 01-1</text:span></text:p>
          </draw:text-box>
        </draw:frame>
        <draw:frame draw:style-name="gr26" draw:text-style-name="P10" draw:layer="layout" svg:width="5.86cm" svg:height="1.757cm" svg:x="77.621cm" svg:y="57.144cm">
          <draw:text-box>
            <text:p text:style-name="P9"><text:span text:style-name="T7">ИИ, гр. 121703</text:span></text:p>
          </draw:text-box>
        </draw:frame>
        <draw:frame draw:style-name="gr27" draw:text-style-name="P6" draw:layer="layout" svg:width="2.601cm" svg:height="0.841cm" svg:x="64.002cm" svg:y="55.106cm">
          <draw:text-box>
            <text:p text:style-name="P5"><text:span text:style-name="T3">Титлов</text:span></text:p>
          </draw:text-box>
        </draw:frame>
        <draw:frame draw:style-name="gr27" draw:text-style-name="P6" draw:layer="layout" svg:width="2.637cm" svg:height="0.841cm" svg:x="63.966cm" svg:y="55.699cm">
          <draw:text-box>
            <text:p text:style-name="P5"><text:span text:style-name="T3">Мятликова</text:span></text:p>
          </draw:text-box>
        </draw:frame>
        <draw:frame draw:style-name="gr20" draw:text-style-name="P6" draw:layer="layout" svg:width="2.578cm" svg:height="0.842cm" svg:x="64.025cm" svg:y="56.35cm">
          <draw:text-box>
            <text:p text:style-name="P5"><text:span text:style-name="T3">Самодумкин</text:span></text:p>
          </draw:text-box>
        </draw:frame>
        <draw:frame draw:style-name="gr15" draw:text-style-name="P12" draw:layer="layout" svg:width="76.435cm" svg:height="36.108cm" svg:x="3.833cm" svg:y="10.795cm">
          <draw:image xlink:href="Pictures/100041C700006549000030FDFA0BCF30.svg" xlink:type="simple" xlink:show="embed" xlink:actuate="onLoad" draw:mime-type="image/svg+xml">
            <text:p/>
          </draw:image>
          <draw:image xlink:href="Pictures/10000001000003F9000001EC44EA861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9T23:27:00.713000000</dc:date>
    <meta:creation-date>2021-12-13T20:30:05Z</meta:creation-date>
    <meta:generator>LibreOffice/24.8.6.2$Windows_X86_64 LibreOffice_project/6d98ba145e9a8a39fc57bcc76981d1fb1316c60c</meta:generator>
    <meta:editing-duration>PT16M25S</meta:editing-duration>
    <meta:editing-cycles>2</meta:editing-cycles>
    <meta:document-statistic meta:object-count="116"/>
  </office:meta>
</office:document-meta>
</file>